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59pt"/>
    </style:style>
    <style:style style:name="co3" style:family="table-column">
      <style:table-column-properties fo:break-before="auto" style:column-width="99.64pt"/>
    </style:style>
    <style:style style:name="co4" style:family="table-column">
      <style:table-column-properties fo:break-before="auto" style:column-width="120.61pt"/>
    </style:style>
    <style:style style:name="co5" style:family="table-column">
      <style:table-column-properties fo:break-before="auto" style:column-width="103.95pt"/>
    </style:style>
    <style:style style:name="ro1" style:family="table-row">
      <style:table-row-properties style:row-height="12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  <style:style style:name="ce3" style:family="table-cell" style:parent-style-name="Default">
      <style:text-properties style:font-name="Arial" style:font-name-asian="DejaVu Sans" style:font-name-complex="DejaVu 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8.86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01.7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08.48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4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15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er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466.67pt" svg:height="124.53pt" svg:x="80.99pt" svg:y="0pt" draw:caption-point-x="-17.29pt" draw:caption-point-y="12.87pt">
              <dc:date>2014-10-24T00:00:00</dc:date>
              <text:p text:style-name="P1"><text:span text:style-name="T1">Highly upgradeable.</text:span></text:p>
              <text:p text:style-name="P1"><text:span text:style-name="T1"/></text:p>
              <text:p text:style-name="P1"><text:span text:style-name="T1">Check wikipedia for LGA 2011-3 socketed CPUs. Wide range of Xeon and i7 CPUs are possible, 4-18Cores, with various memory options.</text:span></text:p>
              <text:p text:style-name="P1"><text:span text:style-name="T1"/></text:p>
              <text:p text:style-name="P1"><text:span text:style-name="T1">http://en.wikipedia.org/wiki/List_of_Intel_Core_i7_microprocessors#Haswell_microarchitecture</text:span></text:p>
              <text:p text:style-name="P1"><text:span text:style-name="T1"/></text:p>
              <text:p text:style-name="P1"><text:span text:style-name="T1">http://en.wikipedia.org/wiki/List_of_Intel_Xeon_microprocessors#Haswell-based_Xeons</text:span></text:p>
            </office:annotation>
            <text:p>CPU</text:p>
          </table:table-cell>
          <table:table-cell office:value-type="string" calcext:value-type="string">
            <office:annotation draw:style-name="gr2" draw:text-style-name="P2" svg:width="627.34pt" svg:height="107.46pt" svg:x="175.61pt" svg:y="0pt" draw:caption-point-x="-17.29pt" draw:caption-point-y="12.87pt">
              <dc:date>2014-10-24T00:00:00</dc:date>
              <text:p text:style-name="P1"><text:span text:style-name="T1">Highly upgradeable.</text:span></text:p>
              <text:p text:style-name="P1"><text:span text:style-name="T1"/></text:p>
              <text:p text:style-name="P1"><text:span text:style-name="T1">Check wikipedia for LGA 2011-3 socketed CPUs. Wide range of Xeon and i7 CPUs are possible, 4-18Cores, with various memory options.</text:span></text:p>
              <text:p text:style-name="P1"><text:span text:style-name="T1"/></text:p>
              <text:p text:style-name="P1"><text:span text:style-name="T1">http://en.wikipedia.org/wiki/List_of_Intel_Core_i7_microprocessors#Haswell_microarchitecture</text:span></text:p>
              <text:p text:style-name="P1"><text:span text:style-name="T1"/></text:p>
              <text:p text:style-name="P1"><text:span text:style-name="T1">http://en.wikipedia.org/wiki/List_of_Intel_Xeon_microprocessors#Haswell-based_Xeons</text:span></text:p>
            </office:annotation>
            <text:p>E5-1620 v3</text:p>
          </table:table-cell>
          <table:table-cell/>
          <table:table-cell table:style-name="ce2" office:value-type="currency" office:currency="USD" office:value="294" calcext:value-type="currency">
            <text:p>$294.00</text:p>
          </table:table-cell>
          <table:table-cell office:value-type="float" office:value="1" calcext:value-type="float">
            <text:p>1</text:p>
          </table:table-cell>
          <table:table-cell table:style-name="ce2" table:formula="of:=[.D2]*[.E2]" office:value-type="currency" office:currency="USD" office:value="294" calcext:value-type="currency">
            <text:p>$29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office:annotation draw:style-name="gr3" draw:text-style-name="P2" svg:width="82.18pt" svg:height="61.68pt" svg:x="175.61pt" svg:y="0pt" draw:caption-point-x="-17.29pt" draw:caption-point-y="25.48pt">
              <dc:date>2016-03-05T00:00:00</dc:date>
              <text:p text:style-name="P1">EVGA x99 FTW board offers five electrically x16 PCI-E slots and 10 SATA ports.</text:p>
            </office:annotation>
            <text:p>EVGA x99 FTW</text:p>
          </table:table-cell>
          <table:table-cell/>
          <table:table-cell table:style-name="ce2" office:value-type="currency" office:currency="USD" office:value="399" calcext:value-type="currency">
            <text:p>$399.00</text:p>
          </table:table-cell>
          <table:table-cell office:value-type="float" office:value="1" calcext:value-type="float">
            <text:p>1</text:p>
          </table:table-cell>
          <table:table-cell table:style-name="ce2" table:formula="of:=[.D3]*[.E3]" office:value-type="currency" office:currency="USD" office:value="399" calcext:value-type="currency">
            <text:p>$399.00</text:p>
          </table:table-cell>
          <table:table-cell/>
          <table:table-cell table:style-name="ce2" table:formula="of:=SUM([.F2:.F28])" office:value-type="currency" office:currency="USD" office:value="1745.02" calcext:value-type="currency">
            <text:p>$1,745.02</text:p>
          </table:table-cell>
        </table:table-row>
        <table:table-row table:style-name="ro2">
          <table:table-cell office:value-type="string" calcext:value-type="string">
            <text:p>500GB HDD</text:p>
          </table:table-cell>
          <table:table-cell office:value-type="string" calcext:value-type="string">
            <text:p>WD5000BPKX</text:p>
          </table:table-cell>
          <table:table-cell office:value-type="string" calcext:value-type="string">
            <text:p>http://smile.amazon.com/Black-500GB-Performance-Laptop-Drive/dp/B00QFXOL5G/ref=sr_1_2?ie=UTF8&amp;qid=1457204916&amp;sr=8-2&amp;keywords=WD5000BPKX</text:p>
          </table:table-cell>
          <table:table-cell table:style-name="ce2" office:value-type="currency" office:currency="USD" office:value="52.21" calcext:value-type="currency">
            <text:p>$52.21</text:p>
          </table:table-cell>
          <table:table-cell office:value-type="float" office:value="2" calcext:value-type="float">
            <office:annotation draw:style-name="gr4" draw:text-style-name="P2" svg:width="82.18pt" svg:height="72.88pt" svg:x="403.26pt" svg:y="0pt" draw:caption-point-x="-17.29pt" draw:caption-point-y="38.07pt">
              <dc:date>2014-10-24T00:00:00</dc:date>
              <text:p text:style-name="P1"><text:span text:style-name="T1">Be smart. Keep the OS here, on MDADM1, allowing storage array to spindown.</text:span></text:p>
            </office:annotation>
            <text:p>2</text:p>
          </table:table-cell>
          <table:table-cell table:style-name="ce2" table:formula="of:=[.D4]*[.E4]" office:value-type="currency" office:currency="USD" office:value="104.42" calcext:value-type="currency">
            <text:p>$104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TB</text:p>
          </table:table-cell>
          <table:table-cell office:value-type="string" calcext:value-type="string">
            <text:p>ST2000DM001</text:p>
          </table:table-cell>
          <table:table-cell office:value-type="string" calcext:value-type="string">
            <text:p>http://smile.amazon.com/Seagate-Desktop-3-5-Inch-Internal-ST2000DM001/dp/B005T3GRN2/ref=sr_1_1?ie=UTF8&amp;qid=1457204865&amp;sr=8-1&amp;keywords=ST2000DM001</text:p>
          </table:table-cell>
          <table:table-cell table:style-name="ce2" office:value-type="currency" office:currency="USD" office:value="74.99" calcext:value-type="currency">
            <text:p>$74.99</text:p>
          </table:table-cell>
          <table:table-cell office:value-type="float" office:value="8" calcext:value-type="float">
            <office:annotation draw:style-name="gr5" draw:text-style-name="P2" svg:width="82.18pt" svg:height="61.68pt" svg:x="403.26pt" svg:y="7.88pt" draw:caption-point-x="-17.29pt" draw:caption-point-y="42.8pt">
              <dc:date>2014-10-23T00:00:00</dc:date>
              <text:p text:style-name="P1"><text:span text:style-name="T1">Be smart. MDADM RAID0 the front 150GB, RAID5/6 remaining space.</text:span></text:p>
            </office:annotation>
            <text:p>8</text:p>
          </table:table-cell>
          <table:table-cell table:style-name="ce2" table:formula="of:=[.D5]*[.E5]" office:value-type="currency" office:currency="USD" office:value="599.92" calcext:value-type="currency">
            <text:p>$599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5" draw:text-style-name="P2" svg:width="82.18pt" svg:height="61.68pt" svg:x="80.99pt" svg:y="20.47pt" draw:caption-point-x="-17.29pt" draw:caption-point-y="42.8pt">
              <dc:date>2014-10-23T00:00:00</dc:date>
              <text:p text:style-name="P1"><text:span text:style-name="T1">Non-essential, just use any random PCI-E GPU from the junk pile.</text:span></text:p>
            </office:annotation>
            <text:p>GPU</text:p>
          </table:table-cell>
          <table:table-cell office:value-type="string" calcext:value-type="string">
            <text:p>GeForce GT 610</text:p>
          </table:table-cell>
          <table:table-cell office:value-type="string" calcext:value-type="string">
            <text:p>http://www.newegg.com/Product/Product.aspx?Item=N82E16814130815&amp;cm_re=GeForce_GT_610-_-14-130-815-_-Product</text:p>
          </table:table-cell>
          <table:table-cell table:style-name="ce2" office:value-type="currency" office:currency="USD" office:value="30" calcext:value-type="currency">
            <text:p>$30.00</text:p>
          </table:table-cell>
          <table:table-cell office:value-type="float" office:value="1" calcext:value-type="float">
            <text:p>1</text:p>
          </table:table-cell>
          <table:table-cell table:style-name="ce2" table:formula="of:=[.D6]*[.E6]" office:value-type="currency" office:currency="USD" office:value="30" calcext:value-type="currency">
            <text:p>$3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M</text:p>
          </table:table-cell>
          <table:table-cell table:style-name="ce1" office:value-type="string" calcext:value-type="string">
            <text:p>CT2K16G4RFD4213</text:p>
          </table:table-cell>
          <table:table-cell office:value-type="string" calcext:value-type="string">
            <text:p>http://smile.amazon.com/Crucial-DDR4-2133-PC4-2133-CT2K16G4RFD4213-CT2C16G4RFD4213/dp/B00KUSMULY/ref=sr_1_1?ie=UTF8&amp;qid=1457204819&amp;sr=8-1&amp;keywords=CT2K16G4RFD4213</text:p>
          </table:table-cell>
          <table:table-cell table:style-name="ce2" office:value-type="currency" office:currency="USD" office:value="202.68" calcext:value-type="currency">
            <text:p>$202.68</text:p>
          </table:table-cell>
          <table:table-cell office:value-type="float" office:value="1" calcext:value-type="float">
            <office:annotation draw:style-name="gr5" draw:text-style-name="P2" svg:width="82.18pt" svg:height="61.68pt" svg:x="403.26pt" svg:y="33.08pt" draw:caption-point-x="-17.29pt" draw:caption-point-y="42.8pt">
              <dc:date>2014-10-22T00:00:00</dc:date>
              <text:p text:style-name="P1"><text:span text:style-name="T1">32GB Per Kit</text:span></text:p>
              <text:p text:style-name="P1"><text:span text:style-name="T1"/></text:p>
              <text:p text:style-name="P1"><text:span text:style-name="T1">Expansion to 128GB fully supported.</text:span></text:p>
            </office:annotation>
            <text:p>1</text:p>
          </table:table-cell>
          <table:table-cell table:style-name="ce2" table:formula="of:=[.D7]*[.E7]" office:value-type="currency" office:currency="USD" office:value="202.68" calcext:value-type="currency">
            <text:p>$202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6" draw:text-style-name="P2" svg:width="82.18pt" svg:height="84.08pt" svg:x="80.99pt" svg:y="45.86pt" draw:caption-point-x="-17.29pt" draw:caption-point-y="42.8pt">
              <dc:date>2014-10-23T00:00:00</dc:date>
              <text:p text:style-name="P1"><text:span text:style-name="T1">Non-essential. Consider building a simple wood frame, throwing in some plywood, screws, and HDD racks.</text:span></text:p>
            </office:annotation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table:style-name="ce2"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style-name="ce2" table:formula="of:=[.D8]*[.E8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6" draw:text-style-name="P2" svg:width="82.18pt" svg:height="84.08pt" svg:x="80.99pt" svg:y="58.48pt" draw:caption-point-x="-17.29pt" draw:caption-point-y="42.8pt">
              <dc:date>2014-10-23T00:00:00</dc:date>
              <text:p text:style-name="P1"><text:span text:style-name="T1">Just a typical PSU. Most critical load is brief HDD startup current, ~2A per 3.5” disk.</text:span></text:p>
            </office:annotation>
            <text:p>PSU</text:p>
          </table:table-cell>
          <table:table-cell office:value-type="string" calcext:value-type="string">
            <text:p>COOLMAX CA-400 400W ATX v2.01</text:p>
          </table:table-cell>
          <table:table-cell office:value-type="string" calcext:value-type="string">
            <text:p>http://www.newegg.com/Product/Product.aspx?Item=N82E16817159043&amp;cm_re=power_supply-_-17-159-043-_-Product</text:p>
          </table:table-cell>
          <table:table-cell table:style-name="ce2" office:value-type="currency" office:currency="USD" office:value="22" calcext:value-type="currency">
            <text:p>$22.00</text:p>
          </table:table-cell>
          <table:table-cell office:value-type="float" office:value="1" calcext:value-type="float">
            <text:p>1</text:p>
          </table:table-cell>
          <table:table-cell table:style-name="ce2" table:formula="of:=[.D9]*[.E9]" office:value-type="currency" office:currency="USD" office:value="22" calcext:value-type="currency">
            <text:p>$22.00</text:p>
          </table:table-cell>
          <table:table-cell table:number-columns-repeated="2"/>
        </table:table-row>
        <table:table-row table:style-name="ro1" table:number-rows-repeated="18">
          <table:table-cell table:number-columns-repeated="5"/>
          <table:table-cell table:style-name="ce2"/>
          <table:table-cell table:number-columns-repeated="2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esktop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7" draw:text-style-name="P2" svg:width="461.51pt" svg:height="114.15pt" svg:x="80.99pt" svg:y="0pt" draw:caption-point-x="-17.29pt" draw:caption-point-y="12.87pt">
              <dc:date>2014-10-24T00:00:00</dc:date>
              <text:p text:style-name="P1"><text:span text:style-name="T1">Highly upgradeable.</text:span></text:p>
              <text:p text:style-name="P1"><text:span text:style-name="T1"/></text:p>
              <text:p text:style-name="P1"><text:span text:style-name="T1">Check wikipedia for LGA 2011-3 socketed CPUs. Wide range of Xeon and i7 CPUs are possible, 4-18Cores, with various memory options.</text:span></text:p>
              <text:p text:style-name="P1"><text:span text:style-name="T1"/></text:p>
              <text:p text:style-name="P1"><text:span text:style-name="T1">http://en.wikipedia.org/wiki/List_of_Intel_Core_i7_microprocessors#Haswell_microarchitecture</text:span></text:p>
              <text:p text:style-name="P1"><text:span text:style-name="T1"/></text:p>
              <text:p text:style-name="P1"><text:span text:style-name="T1">http://en.wikipedia.org/wiki/List_of_Intel_Xeon_microprocessors#Haswell-based_Xeons</text:span></text:p>
            </office:annotation>
            <text:p>CPU</text:p>
          </table:table-cell>
          <table:table-cell table:style-name="ce3" office:value-type="string" calcext:value-type="string">
            <office:annotation draw:style-name="gr8" draw:text-style-name="P2" svg:width="82.18pt" svg:height="95.27pt" svg:x="201.6pt" svg:y="0pt" draw:caption-point-x="-17.29pt" draw:caption-point-y="12.87pt">
              <dc:date>2014-10-24T00:00:00</dc:date>
              <text:p text:style-name="P1"><text:span text:style-name="T1">Highly Upgradeable</text:span></text:p>
              <text:p text:style-name="P1"><text:span text:style-name="T1"/></text:p>
              <text:p text:style-name="P1"><text:span text:style-name="T1">64GB RAM Support</text:span></text:p>
              <text:p text:style-name="P1"><text:span text:style-name="T1"/></text:p>
              <text:p text:style-name="P1"><text:span text:style-name="T1">Should be overclockable.</text:span></text:p>
            </office:annotation>
            <text:p>Core i7-5820K</text:p>
          </table:table-cell>
          <table:table-cell/>
          <table:table-cell table:style-name="ce2" office:value-type="currency" office:currency="USD" office:value="389" calcext:value-type="currency">
            <text:p>$389.00</text:p>
          </table:table-cell>
          <table:table-cell office:value-type="float" office:value="1" calcext:value-type="float">
            <text:p>1</text:p>
          </table:table-cell>
          <table:table-cell table:style-name="ce2" table:formula="of:=[.D2]*[.E2]" office:value-type="currency" office:currency="USD" office:value="389" calcext:value-type="currency">
            <text:p>$389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herboard</text:p>
          </table:table-cell>
          <table:table-cell office:value-type="string" calcext:value-type="string">
            <office:annotation draw:style-name="gr4" draw:text-style-name="P2" svg:width="82.18pt" svg:height="128.86pt" svg:x="201.6pt" svg:y="0pt" draw:caption-point-x="-17.29pt" draw:caption-point-y="25.48pt">
              <dc:date>2016-03-05T00:00:00</dc:date>
              <text:p text:style-name="P1"><text:span text:style-name="T1">EVGA x99 FTW board offers five electrically x16 PCI-E slots.</text:span></text:p>
              <text:p text:style-name="P1"><text:span text:style-name="T1"/></text:p>
              <text:p text:style-name="P1"><text:span text:style-name="T1">Also consider EVGA x99 Micro if extra slots/ports are definitely not needed.</text:span></text:p>
            </office:annotation>
            <text:p>EVGA x99 FTW</text:p>
          </table:table-cell>
          <table:table-cell/>
          <table:table-cell table:style-name="ce2" office:value-type="currency" office:currency="USD" office:value="399" calcext:value-type="currency">
            <text:p>$399.00</text:p>
          </table:table-cell>
          <table:table-cell office:value-type="float" office:value="1" calcext:value-type="float">
            <text:p>1</text:p>
          </table:table-cell>
          <table:table-cell table:style-name="ce2" table:formula="of:=[.D3]*[.E3]" office:value-type="currency" office:currency="USD" office:value="399" calcext:value-type="currency">
            <text:p>$399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GB HDD</text:p>
          </table:table-cell>
          <table:table-cell office:value-type="string" calcext:value-type="string">
            <text:p>WD5000BPKX</text:p>
          </table:table-cell>
          <table:table-cell office:value-type="string" calcext:value-type="string">
            <text:p>http://smile.amazon.com/Black-500GB-Performance-Laptop-Drive/dp/B00QFXOL5G/ref=sr_1_2?ie=UTF8&amp;qid=1457204916&amp;sr=8-2&amp;keywords=WD5000BPKX</text:p>
          </table:table-cell>
          <table:table-cell table:style-name="ce2" office:value-type="currency" office:currency="USD" office:value="52.21" calcext:value-type="currency">
            <text:p>$52.21</text:p>
          </table:table-cell>
          <table:table-cell office:value-type="float" office:value="1" calcext:value-type="float">
            <office:annotation draw:style-name="gr9" draw:text-style-name="P2" svg:width="177.11pt" svg:height="54.85pt" svg:x="429.25pt" svg:y="0pt" draw:caption-point-x="-17.29pt" draw:caption-point-y="38.07pt">
              <dc:date>2014-10-23T00:00:00</dc:date>
              <text:p text:style-name="P1"><text:span text:style-name="T1">Be smart. Allocate some space to MDADM RAID0 and RAID1.</text:span></text:p>
              <text:p text:style-name="P1"><text:span text:style-name="T1"/></text:p>
              <text:p text:style-name="P1"><text:span text:style-name="T1">Much more cost effective than SSDs.</text:span></text:p>
            </office:annotation>
            <text:p>1</text:p>
          </table:table-cell>
          <table:table-cell table:style-name="ce2" table:formula="of:=[.D4]*[.E4]" office:value-type="currency" office:currency="USD" office:value="52.21" calcext:value-type="currency">
            <text:p>$52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office:annotation draw:style-name="gr10" draw:text-style-name="P2" svg:width="379.42pt" svg:height="156.67pt" svg:x="201.6pt" svg:y="7.88pt" draw:caption-point-x="-17.29pt" draw:caption-point-y="42.8pt">
              <dc:date>2014-10-23T00:00:00</dc:date>
              <text:p text:style-name="P1"><text:span text:style-name="T1">Carefully consider research presented in WorkstationGPU.txt .</text:span></text:p>
              <text:p text:style-name="P1"><text:span text:style-name="T1"/></text:p>
              <text:p text:style-name="P1"><text:span text:style-name="T1">Note EVGA x99 FTW motherboard DOES support PCI-E slot on/off switching, making a dedicated low-end quadro card a good strategy to meet specific application requirements (ie. AutoCAD).</text:span></text:p>
              <text:p text:style-name="P1"><text:span text:style-name="T1"/></text:p>
              <text:p text:style-name="P1"><text:span text:style-name="T1">At the same time, Xen passthrough may be an irrestible feature.</text:span></text:p>
            </office:annotation>
            <text:p>GeForce GTX 980 (04G-P4-2980)</text:p>
          </table:table-cell>
          <table:table-cell office:value-type="string" calcext:value-type="string">
            <text:p>eBay</text:p>
          </table:table-cell>
          <table:table-cell table:style-name="ce2" office:value-type="currency" office:currency="USD" office:value="425" calcext:value-type="currency">
            <text:p>$425.00</text:p>
          </table:table-cell>
          <table:table-cell office:value-type="float" office:value="2" calcext:value-type="float">
            <text:p>2</text:p>
          </table:table-cell>
          <table:table-cell table:style-name="ce2" table:formula="of:=[.D5]*[.E5]" office:value-type="currency" office:currency="USD" office:value="850" calcext:value-type="currency">
            <text:p>$850.00</text:p>
          </table:table-cell>
          <table:table-cell table:number-columns-repeated="2"/>
        </table:table-row>
        <table:table-row table:style-name="ro3">
          <table:table-cell office:value-type="string" calcext:value-type="string">
            <office:annotation draw:style-name="gr5" draw:text-style-name="P2" svg:width="82.18pt" svg:height="61.68pt" svg:x="80.99pt" svg:y="20.47pt" draw:caption-point-x="-17.29pt" draw:caption-point-y="42.8pt">
              <dc:date>2014-10-23T00:00:00</dc:date>
              <text:p text:style-name="P1"><text:span text:style-name="T1">Non-critical. Just make sure to use 8GB DIMMs and better than DDR4-2133 .</text:span></text:p>
            </office:annotation>
            <text:p>RAM</text:p>
          </table:table-cell>
          <table:table-cell table:style-name="ce1" office:value-type="string" calcext:value-type="string">
            <text:p>DDR4 2400MHz</text:p>
          </table:table-cell>
          <table:table-cell office:value-type="string" calcext:value-type="string">
            <text:p>http://www.corsair.com/en-us/vengeance-lpx-32gb-4x8gb-ddr4-dram-2400mhz-c14-memory-kit-black-cmk32gx4m4a2400c14</text:p>
          </table:table-cell>
          <table:table-cell table:style-name="ce2" office:value-type="currency" office:currency="USD" office:value="199" calcext:value-type="currency">
            <text:p>$199.00</text:p>
          </table:table-cell>
          <table:table-cell office:value-type="float" office:value="1" calcext:value-type="float">
            <office:annotation draw:style-name="gr5" draw:text-style-name="P2" svg:width="82.18pt" svg:height="61.68pt" svg:x="403.26pt" svg:y="33.08pt" draw:caption-point-x="8.7pt" draw:caption-point-y="30.19pt">
              <dc:date>2014-10-24T00:00:00</dc:date>
              <text:p text:style-name="P1"><text:span text:style-name="T1">32GB Per Kit</text:span></text:p>
              <text:p text:style-name="P1"><text:span text:style-name="T1"/></text:p>
              <text:p text:style-name="P1"><text:span text:style-name="T1">Expansion to 64GB fully supported.</text:span></text:p>
            </office:annotation>
            <text:p>1</text:p>
          </table:table-cell>
          <table:table-cell table:style-name="ce2" table:formula="of:=[.D6]*[.E6]" office:value-type="currency" office:currency="USD" office:value="199" calcext:value-type="currency">
            <text:p>$19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6" draw:text-style-name="P2" svg:width="82.18pt" svg:height="84.08pt" svg:x="80.99pt" svg:y="45.67pt" draw:caption-point-x="-17.29pt" draw:caption-point-y="30.81pt">
              <dc:date>2014-10-23T00:00:00</dc:date>
              <text:p text:style-name="P1"><text:span text:style-name="T1">Non-essential. Consider building a simple wood frame, throwing in some plywood, screws, and HDD racks.</text:span></text:p>
            </office:annotation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table:style-name="ce2"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style-name="ce2"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office:annotation draw:style-name="gr5" draw:text-style-name="P2" svg:width="82.18pt" svg:height="61.68pt" svg:x="201.6pt" svg:y="46.26pt" draw:caption-point-x="-17.29pt" draw:caption-point-y="42.8pt">
              <dc:date>2014-10-23T00:00:00</dc:date>
              <text:p text:style-name="P1"><text:span text:style-name="T1">Probably overkill, planned to support 2x GTX 690 upgrade, or worse.</text:span></text:p>
            </office:annotation>
            <text:p>Rosewill LIGHTNING-1300 1300W Continuous @ 50°C, Intel Haswell Ready, 80 PLUS GOLD, ATX12V v2.31 &amp; EPS12V v2.92, SLI/CrossFire Ready, Modular Active PFC Power Supply</text:p>
          </table:table-cell>
          <table:table-cell office:value-type="string" calcext:value-type="string">
            <text:p>http://www.newegg.com/Product/Product.aspx?Item=N82E16817182063</text:p>
          </table:table-cell>
          <table:table-cell table:style-name="ce2" office:value-type="currency" office:currency="USD" office:value="169" calcext:value-type="currency">
            <text:p>$169.00</text:p>
          </table:table-cell>
          <table:table-cell office:value-type="float" office:value="1" calcext:value-type="float">
            <text:p>1</text:p>
          </table:table-cell>
          <table:table-cell table:style-name="ce2" table:formula="of:=[.D8]*[.E8]" office:value-type="currency" office:currency="USD" office:value="169" calcext:value-type="currency">
            <text:p>$169.00</text:p>
          </table:table-cell>
          <table:table-cell/>
          <table:table-cell table:style-name="ce2" table:formula="of:=SUM([.F2:.F8])" office:value-type="currency" office:currency="USD" office:value="2151.21" calcext:value-type="currency">
            <text:p>$2,151.21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office:annotation draw:style-name="gr5" draw:text-style-name="P2" svg:width="82.18pt" svg:height="61.68pt" svg:x="80.99pt" svg:y="71.46pt" draw:caption-point-x="-17.29pt" draw:caption-point-y="42.8pt">
              <dc:date>2014-10-24T00:00:00</dc:date>
              <text:p text:style-name="P1"><text:span text:style-name="T1">Alternatives include 3/97 Antifreeze/Water and 30.70 Methanol/Water.</text:span></text:p>
            </office:annotation>
            <text:p>Coolant</text:p>
          </table:table-cell>
          <table:table-cell office:value-type="string" calcext:value-type="string">
            <text:p>Phobya ZuperZero Xtreme Coolant - 500mL (Concentrate)</text:p>
          </table:table-cell>
          <table:table-cell office:value-type="string" calcext:value-type="string">
            <text:p>http://www.frozencpu.com/products/13179/ex-liq-187/Phobya_ZuperZero_Xtreme_Coolant_-_500mL_Concentrate.html?tl=g30c337s1473</text:p>
          </table:table-cell>
          <table:table-cell table:style-name="ce2" office:value-type="currency" office:currency="USD" office:value="18.99" calcext:value-type="currency">
            <text:p>$18.99</text:p>
          </table:table-cell>
          <table:table-cell office:value-type="float" office:value="1" calcext:value-type="float">
            <text:p>1</text:p>
          </table:table-cell>
          <table:table-cell table:style-name="ce2" table:formula="of:=[.D10]*[.E10]" office:value-type="currency" office:currency="USD" office:value="18.99" calcext:value-type="currency">
            <text:p>$18.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diator</text:p>
          </table:table-cell>
          <table:table-cell table:style-name="ce1" office:value-type="string" calcext:value-type="string">
            <text:p>Coolgate G2 360mm Radiator (CG-360G2)</text:p>
          </table:table-cell>
          <table:table-cell office:value-type="string" calcext:value-type="string">
            <text:p>http://www.frozencpu.com/products/25657/ex-rad-722/Coolgate_G2_360mm_Radiator_CG-360G2.html?tl=g30c95s161%20-%202%20*%203/8%22x5/8%22%20G1/4%20Copper%20Compression%20Fitting</text:p>
          </table:table-cell>
          <table:table-cell table:style-name="ce2" office:value-type="currency" office:currency="USD" office:value="94.99" calcext:value-type="currency">
            <text:p>$94.99</text:p>
          </table:table-cell>
          <table:table-cell office:value-type="float" office:value="2" calcext:value-type="float">
            <office:annotation draw:style-name="gr11" draw:text-style-name="P2" svg:width="82.18pt" svg:height="16.89pt" svg:x="429.25pt" svg:y="84.08pt" draw:caption-point-x="-17.29pt" draw:caption-point-y="42.8pt">
              <dc:date>2014-10-24T00:00:00</dc:date>
              <text:p text:style-name="P1"><text:span text:style-name="T1">1 per 300W</text:span></text:p>
            </office:annotation>
            <text:p>2</text:p>
          </table:table-cell>
          <table:table-cell table:style-name="ce2" table:formula="of:=[.D11]*[.E11]" office:value-type="currency" office:currency="USD" office:value="189.98" calcext:value-type="currency">
            <text:p>$18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s</text:p>
          </table:table-cell>
          <table:table-cell office:value-type="string" calcext:value-type="string">
            <text:p>IXP-76-14</text:p>
          </table:table-cell>
          <table:table-cell office:value-type="string" calcext:value-type="string">
            <text:p>http://www.silenx.com/quiet.fans.asp?sku=ixp-76-14</text:p>
          </table:table-cell>
          <table:table-cell table:style-name="ce2" office:value-type="currency" office:currency="USD" office:value="19.99" calcext:value-type="currency">
            <text:p>$19.99</text:p>
          </table:table-cell>
          <table:table-cell office:value-type="float" office:value="6" calcext:value-type="float">
            <office:annotation draw:style-name="gr11" draw:text-style-name="P2" svg:width="82.18pt" svg:height="16.89pt" svg:x="429.25pt" svg:y="97.26pt" draw:caption-point-x="-17.29pt" draw:caption-point-y="42.8pt">
              <dc:date>2014-10-24T00:00:00</dc:date>
              <text:p text:style-name="P1"><text:span text:style-name="T1">3 per 300W</text:span></text:p>
            </office:annotation>
            <text:p>6</text:p>
          </table:table-cell>
          <table:table-cell table:style-name="ce2" table:formula="of:=[.D12]*[.E12]" office:value-type="currency" office:currency="USD" office:value="119.94" calcext:value-type="currency">
            <text:p>$119.9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ump</text:p>
          </table:table-cell>
          <table:table-cell table:style-name="ce1" office:value-type="string" calcext:value-type="string">
            <text:p>Koolance PMP-400 3/8" ID Native Liquid Cooling Pump (PMP-400)</text:p>
          </table:table-cell>
          <table:table-cell office:value-type="string" calcext:value-type="string">
            <text:p>http://www.frozencpu.com/products/16591/ex-pmp-201/Koolance_PMP-400_38_ID_Native_Liquid_Cooling_Pump_PMP-400.html?tl=g30c107s1803</text:p>
          </table:table-cell>
          <table:table-cell table:style-name="ce2" office:value-type="currency" office:currency="USD" office:value="79.99" calcext:value-type="currency">
            <text:p>$79.99</text:p>
          </table:table-cell>
          <table:table-cell office:value-type="float" office:value="1" calcext:value-type="float">
            <text:p>1</text:p>
          </table:table-cell>
          <table:table-cell table:style-name="ce2" table:formula="of:=[.D13]*[.E13]" office:value-type="currency" office:currency="USD" office:value="79.99" calcext:value-type="currency">
            <text:p>$79.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lowSensor</text:p>
          </table:table-cell>
          <table:table-cell table:style-name="ce1" office:value-type="string" calcext:value-type="string">
            <text:p>Alphacool G 1/4 Flow Indicator w/ RPM Signal - Plexi</text:p>
          </table:table-cell>
          <table:table-cell office:value-type="string" calcext:value-type="string">
            <text:p>http://www.frozencpu.com/products/22403/ex-blc-1607/Alphacool_G_14_Flow_Indicator_w_RPM_Signal_-_Plexi.html?tl=g30c229s582 - 2 * 3/8" ID Barb G1/4</text:p>
          </table:table-cell>
          <table:table-cell table:style-name="ce2" office:value-type="currency" office:currency="USD" office:value="24.99" calcext:value-type="currency">
            <text:p>$24.99</text:p>
          </table:table-cell>
          <table:table-cell office:value-type="float" office:value="1" calcext:value-type="float">
            <text:p>1</text:p>
          </table:table-cell>
          <table:table-cell table:style-name="ce2" table:formula="of:=[.D14]*[.E14]" office:value-type="currency" office:currency="USD" office:value="24.99" calcext:value-type="currency">
            <text:p>$24.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ubing</text:p>
          </table:table-cell>
          <table:table-cell table:style-name="ce1" office:value-type="string" calcext:value-type="string">
            <text:p>Tygon 2375 Ultra Chemical Resistant Plasticizer Free Tubing - 3/8" ID (5/8" OD) - Clear (AJK00029)</text:p>
          </table:table-cell>
          <table:table-cell office:value-type="string" calcext:value-type="string">
            <text:p>http://www.frozencpu.com/products/10692/ex-tub-664/Tygon_2375_Ultra_Chemical_Resistant_Plasticizer_Free_Tubing_-_38_ID_58_OD_-_Clear_AJK00029.html?tl=g30c99s1615</text:p>
          </table:table-cell>
          <table:table-cell table:style-name="ce2" office:value-type="currency" office:currency="USD" office:value="4" calcext:value-type="currency">
            <text:p>$4.00</text:p>
          </table:table-cell>
          <table:table-cell office:value-type="float" office:value="20" calcext:value-type="float">
            <text:p>20</text:p>
          </table:table-cell>
          <table:table-cell table:style-name="ce2" table:formula="of:=[.D15]*[.E15]" office:value-type="currency" office:currency="USD" office:value="80" calcext:value-type="currency">
            <text:p>$80.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PU Water</text:p>
          </table:table-cell>
          <table:table-cell table:style-name="ce1" office:value-type="string" calcext:value-type="string">
            <text:p>XSPC RayStorm High Performance Acetal CPU Liquid Cooling Block - Special Edition Copper (Intel) (Sockets LGA 115x / 1366 / 2011)</text:p>
          </table:table-cell>
          <table:table-cell office:value-type="string" calcext:value-type="string">
            <text:p>http://www.frozencpu.com/products/14845/ex-blc-1039/XSPC_RayStorm_High_Performance_Acetal_CPU_Liquid_Cooling_Block_-_Special_Edition_Copper_Intel_Sockets_LGA_115x_1366_2011.html?tl=g30c325s1572</text:p>
          </table:table-cell>
          <table:table-cell table:style-name="ce2" office:value-type="currency" office:currency="USD" office:value="119.99" calcext:value-type="currency">
            <text:p>$119.99</text:p>
          </table:table-cell>
          <table:table-cell office:value-type="float" office:value="1" calcext:value-type="float">
            <text:p>1</text:p>
          </table:table-cell>
          <table:table-cell table:style-name="ce2" table:formula="of:=[.D16]*[.E16]" office:value-type="currency" office:currency="USD" office:value="119.99" calcext:value-type="currency">
            <text:p>$119.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PU Water</text:p>
          </table:table-cell>
          <table:table-cell table:style-name="ce1" office:value-type="string" calcext:value-type="string">
            <office:annotation draw:style-name="gr12" draw:text-style-name="P2" svg:width="82.18pt" svg:height="28.09pt" svg:x="201.6pt" svg:y="162.68pt" draw:caption-point-x="-17.29pt" draw:caption-point-y="42.8pt">
              <dc:date>2014-10-24T00:00:00</dc:date>
              <text:p text:style-name="P1"><text:span text:style-name="T1">Must match GPUs.</text:span></text:p>
            </office:annotation>
            <text:p>EK Geforce GTX 980 VGA Liquid Cooling Block - Acrylic (EK-FC980 GTX)</text:p>
          </table:table-cell>
          <table:table-cell office:value-type="string" calcext:value-type="string">
            <text:p>http://www.frozencpu.com/products/25572/ex-blc-1842/EK_Geforce_GTX_980_VGA_Liquid_Cooling_Block_-_Acrylic_EK-FC980_GTX.html?tl=g30c311s2312</text:p>
          </table:table-cell>
          <table:table-cell table:style-name="ce2" office:value-type="currency" office:currency="USD" office:value="115.99" calcext:value-type="currency">
            <text:p>$115.99</text:p>
          </table:table-cell>
          <table:table-cell office:value-type="float" office:value="2" calcext:value-type="float">
            <office:annotation draw:style-name="gr12" draw:text-style-name="P2" svg:width="82.18pt" svg:height="28.09pt" svg:x="429.25pt" svg:y="162.68pt" draw:caption-point-x="-17.29pt" draw:caption-point-y="42.8pt">
              <dc:date>2014-10-24T00:00:00</dc:date>
              <text:p text:style-name="P1"><text:span text:style-name="T1">Must match GPUs.</text:span></text:p>
            </office:annotation>
            <text:p>2</text:p>
          </table:table-cell>
          <table:table-cell table:style-name="ce2" table:formula="of:=[.D17]*[.E17]" office:value-type="currency" office:currency="USD" office:value="231.98" calcext:value-type="currency">
            <text:p>$23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/8"x5/8" G1/4 Copper Compression Fitting</text:p>
          </table:table-cell>
          <table:table-cell office:value-type="string" calcext:value-type="string">
            <text:p><text:s/></text:p>
          </table:table-cell>
          <table:table-cell/>
          <table:table-cell table:style-name="ce2" office:value-type="currency" office:currency="USD" office:value="10" calcext:value-type="currency">
            <text:p>$10.00</text:p>
          </table:table-cell>
          <table:table-cell office:value-type="float" office:value="10" calcext:value-type="float">
            <office:annotation draw:style-name="gr12" draw:text-style-name="P2" svg:width="82.18pt" svg:height="28.09pt" svg:x="429.25pt" svg:y="175.86pt" draw:caption-point-x="-17.29pt" draw:caption-point-y="42.8pt">
              <dc:date>2014-10-24T00:00:00</dc:date>
              <text:p text:style-name="P1"><text:span text:style-name="T1">Radiators*2+CPUs*2+GPUs*2</text:span></text:p>
            </office:annotation>
            <text:p>10</text:p>
          </table:table-cell>
          <table:table-cell table:style-name="ce2" table:formula="of:=[.D18]*[.E18]" office:value-type="currency" office:currency="USD" office:value="100" calcext:value-type="currency">
            <text:p>$100.00</text:p>
          </table:table-cell>
          <table:table-cell/>
          <table:table-cell table:style-name="ce2" table:formula="of:=SUM([.F10:.F18])" office:value-type="currency" office:currency="USD" office:value="965.86" calcext:value-type="currency">
            <text:p>$965.86</text:p>
          </table:table-cell>
        </table:table-row>
        <table:table-row table:style-name="ro1">
          <table:table-cell table:number-columns-repeated="5"/>
          <table:table-cell table:style-name="ce2"/>
          <table:table-cell/>
          <table:table-cell table:style-name="ce2" table:formula="of:=SUM([.F2:.F27])" office:value-type="currency" office:currency="USD" office:value="3117.07" calcext:value-type="currency">
            <text:p>$3,117.07</text:p>
          </table:table-cell>
        </table:table-row>
        <table:table-row table:style-name="ro1" table:number-rows-repeated="7">
          <table:table-cell table:number-columns-repeated="5"/>
          <table:table-cell table:style-name="ce2"/>
          <table:table-cell table:number-columns-repeated="2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 style:data-style-name="N2" text:time-value="14:02:54.259758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9:28:34.647353286</meta:creation-date>
    <dc:date>2016-03-05T17:15:46.260846396</dc:date>
    <meta:editing-duration>PT8H56M7S</meta:editing-duration>
    <meta:editing-cycles>63</meta:editing-cycles>
    <meta:generator>LibreOffice/5.1.0.3$Linux_X86_64 LibreOffice_project/10m0$Build-3</meta:generator>
    <meta:document-statistic meta:table-count="2" meta:cell-count="155" meta:object-count="0"/>
  </office:meta>
</office:document-meta>
</file>